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49">T</text:span><text:span text:style-name="_35_21">h</text:span><text:span text:style-name="_37_49">e</text:span><text:span text:style-name="_31_"> </text:span><text:span text:style-name="_34_97">M</text:span><text:span text:style-name="_38_85">c</text:span><text:span text:style-name="_31_01">W</text:span><text:span text:style-name="_33_89">i</text:span><text:span text:style-name="_38_33">l</text:span><text:span text:style-name="_31_05">l</text:span><text:span text:style-name="_34_53">i</text:span><text:span text:style-name="_38_69">a</text:span><text:span text:style-name="_31_97">m</text:span><text:span text:style-name="_33_93">s</text:span><text:span text:style-name="_36_89">e</text:span><text:span text:style-name="_32_61">s</text:span><text:span text:style-name="_33_01"> </text:span><text:span text:style-name="_38_85">A</text:span><text:span text:style-name="_31_49">n</text:span><text:span text:style-name="_35_81">d</text:span><text:span text:style-name="_36_01"> </text:span><text:span text:style-name="_32_37">T</text:span><text:span text:style-name="_35_85">h</text:span><text:span text:style-name="_37_65">e</text:span><text:span text:style-name="_31_"> </text:span><text:span text:style-name="_33_77">B</text:span><text:span text:style-name="_37_01">u</text:span><text:span text:style-name="_31_77">r</text:span><text:span text:style-name="_35_37">g</text:span><text:span text:style-name="_38_33">l</text:span><text:span text:style-name="_38_9">a</text:span><text:span text:style-name="_33_81">r</text:span><text:span text:style-name="_36_01"> </text:span><text:span text:style-name="_32_33">A</text:span><text:span text:style-name="_35_69">l</text:span><text:span text:style-name="_38_01">a</text:span><text:span text:style-name="_31_01">r</text:span><text:span text:style-name="_34_49">m</text:span></text:p>
      <text:p text:style-name="P1"><text:span text:style-name="_32_13">b</text:span><text:span text:style-name="_35_37">y</text:span><text:span text:style-name="_36_01"> </text:span><text:span text:style-name="_32_25">M</text:span><text:span text:style-name="_34_17">a</text:span><text:span text:style-name="_37_77">r</text:span><text:span text:style-name="_32_01">k</text:span><text:span text:style-name="_33_01"> </text:span><text:span text:style-name="_38_37">T</text:span><text:span text:style-name="_32_93">w</text:span><text:span text:style-name="_35_33">a</text:span><text:span text:style-name="_38_37">i</text:span><text:span text:style-name="_32_57">n</text:span></text:p>
      <text:p text:style-name="P1"><text:span text:style-name="_32_97">T</text:span><text:span text:style-name="_34_37">h</text:span><text:span text:style-name="_38_69">e</text:span><text:span text:style-name="_31_"> </text:span><text:span text:style-name="_35_21">c</text:span><text:span text:style-name="_37_17">o</text:span><text:span text:style-name="_31_37">n</text:span><text:span text:style-name="_35_33">v</text:span><text:span text:style-name="_37_05">e</text:span><text:span text:style-name="_31_13">r</text:span><text:span text:style-name="_35_57">s</text:span><text:span text:style-name="_36_93">a</text:span><text:span text:style-name="_38_9">t</text:span><text:span text:style-name="_35_69">i</text:span><text:span text:style-name="_36_77">o</text:span><text:span text:style-name="_32_73">n</text:span><text:span text:style-name="_33_01"> </text:span><text:span text:style-name="_36_81">d</text:span><text:span text:style-name="_31_61">r</text:span><text:span text:style-name="_35_25">i</text:span><text:span text:style-name="_37_97">f</text:span><text:span text:style-name="_31_97">t</text:span><text:span text:style-name="_35_57">e</text:span><text:span text:style-name="_37_65">d</text:span><text:span text:style-name="_31_"> </text:span><text:span text:style-name="_34_53">s</text:span><text:span text:style-name="_38_97">m</text:span><text:span text:style-name="_32_25">o</text:span><text:span text:style-name="_34_17">o</text:span><text:span text:style-name="_37_53">t</text:span><text:span text:style-name="_37_7">h</text:span><text:span text:style-name="_35_57">l</text:span><text:span text:style-name="_37_05">y</text:span><text:span text:style-name="_31_"> </text:span><text:span text:style-name="_34_41">a</text:span><text:span text:style-name="_38_13">n</text:span><text:span text:style-name="_32_33">d</text:span><text:span text:style-name="_33_01"> </text:span><text:span text:style-name="_36_93">p</text:span><text:span text:style-name="_38_9">l</text:span><text:span text:style-name="_35_93">e</text:span><text:span text:style-name="_38_37">a</text:span><text:span text:style-name="_39_3">s</text:span><text:span text:style-name="_35_37">a</text:span><text:span text:style-name="_38_69">n</text:span><text:span text:style-name="_32_09">t</text:span><text:span text:style-name="_35_09">l</text:span><text:span text:style-name="_36_93">y</text:span><text:span text:style-name="_31_"> </text:span><text:span text:style-name="_35_21">a</text:span><text:span text:style-name="_37_13">l</text:span><text:span text:style-name="_38_9">o</text:span><text:span text:style-name="_35_97">n</text:span><text:span text:style-name="_37_65">g</text:span><text:span text:style-name="_31_"> </text:span><text:span text:style-name="_35_69">f</text:span><text:span text:style-name="_38_13">r</text:span><text:span text:style-name="_31_65">o</text:span><text:span text:style-name="_34_97">m</text:span><text:span text:style-name="_36_01"> </text:span><text:span text:style-name="_31_13">w</text:span><text:span text:style-name="_33_81">e</text:span><text:span text:style-name="_36_89">a</text:span><text:span text:style-name="_32_73">t</text:span><text:span text:style-name="_34_65">h</text:span><text:span text:style-name="_38_93">e</text:span><text:span text:style-name="_32_09">r</text:span><text:span text:style-name="_33_01"> </text:span><text:span text:style-name="_38_97">t</text:span><text:span text:style-name="_39_3">o</text:span><text:span text:style-name="_33_01"> </text:span><text:span text:style-name="_38_93">c</text:span><text:span text:style-name="_32_81">r</text:span><text:span text:style-name="_33_93">o</text:span><text:span text:style-name="_37_17">p</text:span><text:span text:style-name="_32_37">s</text:span><text:span text:style-name="_35_61">,</text:span><text:span text:style-name="_36_01"> </text:span><text:span text:style-name="_31_53">f</text:span><text:span text:style-name="_34_49">r</text:span><text:span text:style-name="_37_37">o</text:span><text:span text:style-name="_31_61">m</text:span><text:span text:style-name="_33_01"> </text:span><text:span text:style-name="_38_61">c</text:span><text:span text:style-name="_32_73">r</text:span><text:span text:style-name="_34_65">o</text:span><text:span text:style-name="_37_97">p</text:span><text:span text:style-name="_32_73">s</text:span><text:span text:style-name="_33_01"> </text:span><text:span text:style-name="_38_61">t</text:span><text:span text:style-name="_39_3">o</text:span><text:span text:style-name="_33_01"> </text:span><text:span text:style-name="_38_61">l</text:span><text:span text:style-name="_31_01">i</text:span><text:span text:style-name="_35_09">t</text:span><text:span text:style-name="_38_25">e</text:span><text:span text:style-name="_31_17">r</text:span><text:span text:style-name="_33_93">a</text:span><text:span text:style-name="_37_61">t</text:span><text:span text:style-name="_31_13">u</text:span><text:span text:style-name="_34_73">r</text:span><text:span text:style-name="_38_09">e</text:span><text:span text:style-name="_32_37">,</text:span><text:span text:style-name="_33_01"> </text:span><text:span text:style-name="_38_61">f</text:span><text:span text:style-name="_31_97">r</text:span><text:span text:style-name="_35_33">o</text:span><text:span text:style-name="_37_53">m</text:span><text:span text:style-name="_31_"> </text:span><text:span text:style-name="_35_61">l</text:span><text:span text:style-name="_36_89">i</text:span><text:span text:style-name="_32_21">t</text:span><text:span text:style-name="_35_93">e</text:span><text:span text:style-name="_37_73">r</text:span><text:span text:style-name="_38_1">a</text:span><text:span text:style-name="_34_97">t</text:span><text:span text:style-name="_37_37">u</text:span><text:span text:style-name="_32_21">r</text:span><text:span text:style-name="_34_49">e</text:span><text:span text:style-name="_36_01"> </text:span><text:span text:style-name="_31_05">t</text:span><text:span text:style-name="_33_93">o</text:span><text:span text:style-name="_36_01"> </text:span><text:span text:style-name="_31_61">s</text:span><text:span text:style-name="_35_25">c</text:span><text:span text:style-name="_36_89">a</text:span><text:span text:style-name="_32_01">n</text:span><text:span text:style-name="_35_25">d</text:span><text:span text:style-name="_37_01">a</text:span><text:span text:style-name="_32_09">l</text:span><text:span text:style-name="_35_37">,</text:span><text:span text:style-name="_36_01"> </text:span><text:span text:style-name="_31_73">f</text:span><text:span text:style-name="_35_01">r</text:span><text:span text:style-name="_38_21">o</text:span><text:span text:style-name="_32_57">m</text:span><text:span text:style-name="_33_01"> </text:span><text:span text:style-name="_38_85">s</text:span><text:span text:style-name="_32_01">c</text:span><text:span text:style-name="_34_01">a</text:span><text:span text:style-name="_38_21">n</text:span><text:span text:style-name="_32_61">d</text:span><text:span text:style-name="_35_37">a</text:span><text:span text:style-name="_37_73">l</text:span><text:span text:style-name="_31_"> </text:span><text:span text:style-name="_33_89">t</text:span><text:span text:style-name="_38_57">o</text:span><text:span text:style-name="_31_"> </text:span><text:span text:style-name="_35_93">r</text:span><text:span text:style-name="_37_77">e</text:span><text:span text:style-name="_32_81">l</text:span><text:span text:style-name="_34_37">i</text:span><text:span text:style-name="_38_09">g</text:span><text:span text:style-name="_31_97">i</text:span><text:span text:style-name="_35_01">o</text:span><text:span text:style-name="_37_01">n</text:span><text:span text:style-name="_31_77">;</text:span><text:span text:style-name="_33_01"> </text:span><text:span text:style-name="_38_01">t</text:span><text:span text:style-name="_32_33">h</text:span><text:span text:style-name="_35_09">e</text:span><text:span text:style-name="_36_93">n</text:span><text:span text:style-name="_31_"> </text:span><text:span text:style-name="_34_17">t</text:span><text:span text:style-name="_38_21">o</text:span><text:span text:style-name="_31_53">o</text:span><text:span text:style-name="_35_01">k</text:span><text:span text:style-name="_36_01"> </text:span><text:span text:style-name="_32_01">a</text:span><text:span text:style-name="_33_01"> </text:span><text:span text:style-name="_37_61">r</text:span><text:span text:style-name="_32_69">a</text:span><text:span text:style-name="_34_37">n</text:span><text:span text:style-name="_38_61">d</text:span><text:span text:style-name="_32_61">o</text:span><text:span text:style-name="_33_77">m</text:span><text:span text:style-name="_36_01"> </text:span><text:span text:style-name="_31_41">j</text:span><text:span text:style-name="_33_93">u</text:span><text:span text:style-name="_38_57">m</text:span><text:span text:style-name="_31_73">p</text:span><text:span text:style-name="_35_57">,</text:span><text:span text:style-name="_36_01"> </text:span><text:span text:style-name="_31_05">a</text:span><text:span text:style-name="_34_77">n</text:span><text:span text:style-name="_38_93">d</text:span><text:span text:style-name="_31_"> </text:span><text:span text:style-name="_34_41">l</text:span><text:span text:style-name="_37_37">a</text:span><text:span text:style-name="_31_77">n</text:span><text:span text:style-name="_35_37">d</text:span><text:span text:style-name="_36_81">e</text:span><text:span text:style-name="_32_69">d</text:span><text:span text:style-name="_33_01"> </text:span><text:span text:style-name="_38_21">o</text:span><text:span text:style-name="_38_1">n</text:span><text:span text:style-name="_33_01"> </text:span><text:span text:style-name="_38_73">t</text:span><text:span text:style-name="_31_77">h</text:span><text:span text:style-name="_35_37">e</text:span><text:span text:style-name="_36_01"> </text:span><text:span text:style-name="_31_61">s</text:span><text:span text:style-name="_35_21">u</text:span><text:span text:style-name="_38_01">b</text:span><text:span text:style-name="_31_61">j</text:span><text:span text:style-name="_34_41">e</text:span><text:span text:style-name="_38_93">c</text:span><text:span text:style-name="_37_7">t</text:span><text:span text:style-name="_33_01"> </text:span><text:span text:style-name="_37_73">o</text:span><text:span text:style-name="_32_85">f</text:span><text:span text:style-name="_33_01"> </text:span><text:span text:style-name="_38_13">b</text:span><text:span text:style-name="_32_21">u</text:span><text:span text:style-name="_35_37">r</text:span><text:span text:style-name="_38_25">g</text:span><text:span text:style-name="_32_93">l</text:span><text:span text:style-name="_34_73">a</text:span><text:span text:style-name="_38_85">r</text:span><text:span text:style-name="_31_"> </text:span><text:span text:style-name="_35_85">a</text:span><text:span text:style-name="_37_49">l</text:span><text:span text:style-name="_31_01">a</text:span><text:span text:style-name="_35_13">r</text:span><text:span text:style-name="_38_25">m</text:span><text:span text:style-name="_31_77">s</text:span><text:span text:style-name="_35_85">.</text:span><text:span text:style-name="_36_01"> </text:span><text:span text:style-name="_31_05">A</text:span><text:span text:style-name="_35_09">n</text:span><text:span text:style-name="_37_65">d</text:span><text:span text:style-name="_31_"> </text:span><text:span text:style-name="_34_41">n</text:span><text:span text:style-name="_37_17">o</text:span><text:span text:style-name="_32_81">w</text:span><text:span text:style-name="_33_01"> </text:span><text:span text:style-name="_37_01">f</text:span><text:span text:style-name="_32_37">o</text:span><text:span text:style-name="_34_01">r</text:span><text:span text:style-name="_36_01"> </text:span><text:span text:style-name="_31_41">t</text:span><text:span text:style-name="_35_21">h</text:span><text:span text:style-name="_37_49">e</text:span><text:span text:style-name="_31_"> </text:span><text:span text:style-name="_35_97">f</text:span><text:span text:style-name="_37_53">i</text:span><text:span text:style-name="_31_61">r</text:span><text:span text:style-name="_35_73">s</text:span><text:span text:style-name="_38_01">t</text:span><text:span text:style-name="_31_"> </text:span><text:span text:style-name="_35_13">t</text:span><text:span text:style-name="_38_09">i</text:span><text:span text:style-name="_32_69">m</text:span><text:span text:style-name="_34_01">e</text:span><text:span text:style-name="_36_01"> </text:span><text:span text:style-name="_32_93">M</text:span><text:span text:style-name="_35_09">r</text:span><text:span text:style-name="_37_97">.</text:span><text:span text:style-name="_31_"> </text:span><text:span text:style-name="_35_33">M</text:span><text:span text:style-name="_38_37">c</text:span><text:span text:style-name="_32_13">W</text:span><text:span text:style-name="_34_49">i</text:span><text:span text:style-name="_38_09">l</text:span><text:span text:style-name="_32_09">l</text:span><text:span text:style-name="_34_61">i</text:span><text:span text:style-name="_38_61">a</text:span><text:span text:style-name="_32_13">m</text:span><text:span text:style-name="_35_33">s</text:span><text:span text:style-name="_36_01"> </text:span><text:span text:style-name="_32_93">s</text:span><text:span text:style-name="_35_69">h</text:span><text:span text:style-name="_38_37">o</text:span><text:span text:style-name="_31_17">w</text:span><text:span text:style-name="_35_01">e</text:span><text:span text:style-name="_38_13">d</text:span><text:span text:style-name="_31_"> </text:span><text:span text:style-name="_34_41">f</text:span><text:span text:style-name="_37_73">e</text:span><text:span text:style-name="_31_97">e</text:span><text:span text:style-name="_34_37">l</text:span><text:span text:style-name="_37_73">i</text:span><text:span text:style-name="_32_61">n</text:span><text:span text:style-name="_34_97">g</text:span><text:span text:style-name="_38_37">.</text:span><text:span text:style-name="_31_"> </text:span><text:span text:style-name="_35_85">W</text:span><text:span text:style-name="_38_81">h</text:span><text:span text:style-name="_32_57">e</text:span><text:span text:style-name="_35_81">n</text:span><text:span text:style-name="_37_53">e</text:span><text:span text:style-name="_32_25">v</text:span><text:span text:style-name="_33_81">e</text:span><text:span text:style-name="_37_41">r</text:span><text:span text:style-name="_31_"> </text:span><text:span text:style-name="_33_93">I</text:span><text:span text:style-name="_36_01"> </text:span><text:span text:style-name="_32_37">p</text:span><text:span text:style-name="_35_13">e</text:span><text:span text:style-name="_37_05">r</text:span><text:span text:style-name="_32_93">c</text:span><text:span text:style-name="_35_93">e</text:span><text:span text:style-name="_37_61">i</text:span><text:span text:style-name="_31_73">v</text:span><text:span text:style-name="_33_81">e</text:span><text:span text:style-name="_36_01"> </text:span><text:span text:style-name="_37_7">t</text:span><text:span text:style-name="_33_81">h</text:span><text:span text:style-name="_37_53">i</text:span><text:span text:style-name="_31_01">s</text:span><text:span text:style-name="_33_01"> </text:span><text:span text:style-name="_37_65">s</text:span><text:span text:style-name="_32_69">i</text:span><text:span text:style-name="_34_37">g</text:span><text:span text:style-name="_37_53">n</text:span><text:span text:style-name="_31_"> </text:span><text:span text:style-name="_34_61">o</text:span><text:span text:style-name="_38_37">n</text:span><text:span text:style-name="_31_"> </text:span><text:span text:style-name="_35_69">t</text:span><text:span text:style-name="_37_13">h</text:span><text:span text:style-name="_32_81">i</text:span><text:span text:style-name="_35_09">s</text:span><text:span text:style-name="_36_01"> </text:span><text:span text:style-name="_32_01">m</text:span><text:span text:style-name="_34_61">a</text:span><text:span text:style-name="_38_33">n</text:span><text:span text:style-name="_31_53">'</text:span><text:span text:style-name="_34_97">s</text:span><text:span text:style-name="_36_01"> </text:span><text:span text:style-name="_32_93">d</text:span><text:span text:style-name="_35_21">i</text:span><text:span text:style-name="_37_73">a</text:span><text:span text:style-name="_31_37">l</text:span><text:span text:style-name="_34_13">,</text:span><text:span text:style-name="_36_01"> </text:span><text:span text:style-name="_32_73">I</text:span><text:span text:style-name="_33_01"> </text:span><text:span text:style-name="_38_73">c</text:span><text:span text:style-name="_31_13">o</text:span><text:span text:style-name="_35_85">m</text:span><text:span text:style-name="_37_37">p</text:span><text:span text:style-name="_31_05">r</text:span><text:span text:style-name="_35_37">e</text:span><text:span text:style-name="_38_97">h</text:span><text:span text:style-name="_37_7">e</text:span><text:span text:style-name="_35_33">n</text:span><text:span text:style-name="_38_33">d</text:span><text:span text:style-name="_31_"> </text:span><text:span text:style-name="_33_77">i</text:span><text:span text:style-name="_38_85">t</text:span><text:span text:style-name="_32_97">,</text:span><text:span text:style-name="_33_01"> </text:span><text:span text:style-name="_38_81">a</text:span><text:span text:style-name="_32_33">n</text:span><text:span text:style-name="_35_09">d</text:span><text:span text:style-name="_36_01"> </text:span><text:span text:style-name="_31_37">l</text:span><text:span text:style-name="_35_21">a</text:span><text:span text:style-name="_37_65">p</text:span><text:span text:style-name="_32_81">s</text:span><text:span text:style-name="_35_21">e</text:span><text:span text:style-name="_36_01"> </text:span><text:span text:style-name="_32_69">i</text:span><text:span text:style-name="_35_13">n</text:span><text:span text:style-name="_37_41">t</text:span><text:span text:style-name="_32_85">o</text:span><text:span text:style-name="_33_01"> </text:span><text:span text:style-name="_38_01">s</text:span><text:span text:style-name="_32_93">i</text:span><text:span text:style-name="_34_65">l</text:span><text:span text:style-name="_38_81">e</text:span><text:span text:style-name="_32_69">n</text:span><text:span text:style-name="_34_53">c</text:span><text:span text:style-name="_36_89">e</text:span><text:span text:style-name="_32_85">,</text:span><text:span text:style-name="_33_01"> </text:span><text:span text:style-name="_37_61">a</text:span><text:span text:style-name="_32_97">n</text:span><text:span text:style-name="_34_01">d</text:span><text:span text:style-name="_36_01"> </text:span><text:span text:style-name="_32_13">g</text:span><text:span text:style-name="_33_77">i</text:span><text:span text:style-name="_36_93">v</text:span><text:span text:style-name="_31_37">e</text:span><text:span text:style-name="_33_01"> </text:span><text:span text:style-name="_37_73">h</text:span><text:span text:style-name="_32_37">i</text:span><text:span text:style-name="_35_25">m</text:span><text:span text:style-name="_36_01"> </text:span><text:span text:style-name="_32_21">o</text:span><text:span text:style-name="_34_49">p</text:span><text:span text:style-name="_37_61">p</text:span><text:span text:style-name="_32_97">o</text:span><text:span text:style-name="_35_93">r</text:span><text:span text:style-name="_38_93">t</text:span><text:span text:style-name="_31_01">u</text:span><text:span text:style-name="_34_37">n</text:span><text:span text:style-name="_36_89">i</text:span><text:span text:style-name="_32_73">t</text:span><text:span text:style-name="_35_81">y</text:span><text:span text:style-name="_36_01"> </text:span><text:span text:style-name="_32_09">t</text:span><text:span text:style-name="_34_49">o</text:span><text:span text:style-name="_36_01"> </text:span><text:span text:style-name="_31_97">u</text:span><text:span text:style-name="_34_61">n</text:span><text:span text:style-name="_38_61">l</text:span><text:span text:style-name="_31_73">o</text:span><text:span text:style-name="_34_73">a</text:span><text:span text:style-name="_37_73">d</text:span><text:span text:style-name="_31_"> </text:span><text:span text:style-name="_35_97">h</text:span><text:span text:style-name="_37_77">i</text:span><text:span text:style-name="_38_1">s</text:span><text:span text:style-name="_33_01"> </text:span><text:span text:style-name="_38_69">h</text:span><text:span text:style-name="_31_49">e</text:span><text:span text:style-name="_35_85">a</text:span><text:span text:style-name="_37_73">r</text:span><text:span text:style-name="_31_77">t</text:span><text:span text:style-name="_35_85">.</text:span><text:span text:style-name="_36_01"> </text:span><text:span text:style-name="_31_17">S</text:span><text:span text:style-name="_34_77">a</text:span><text:span text:style-name="_38_69">i</text:span><text:span text:style-name="_31_49">d</text:span><text:span text:style-name="_33_01"> </text:span><text:span text:style-name="_36_93">h</text:span><text:span text:style-name="_31_13">e</text:span><text:span text:style-name="_35_97">,</text:span><text:span text:style-name="_36_01"> </text:span><text:span text:style-name="_32_21">w</text:span><text:span text:style-name="_35_85">i</text:span><text:span text:style-name="_38_33">t</text:span><text:span text:style-name="_32_81">h</text:span><text:span text:style-name="_33_01"> </text:span><text:span text:style-name="_37_05">b</text:span><text:span text:style-name="_37_7">u</text:span><text:span text:style-name="_34_61">t</text:span><text:span text:style-name="_36_01"> </text:span><text:span text:style-name="_32_37">i</text:span><text:span text:style-name="_35_37">l</text:span><text:span text:style-name="_36_89">l</text:span><text:span text:style-name="_38_93">-</text:span><text:span text:style-name="_32_37">c</text:span><text:span text:style-name="_35_85">o</text:span><text:span text:style-name="_36_77">n</text:span><text:span text:style-name="_32_85">t</text:span><text:span text:style-name="_35_25">r</text:span><text:span text:style-name="_38_57">o</text:span><text:span text:style-name="_31_41">l</text:span><text:span text:style-name="_34_17">l</text:span><text:span text:style-name="_37_73">e</text:span><text:span text:style-name="_39_3">d</text:span><text:span text:style-name="_33_01"> </text:span><text:span text:style-name="_38_97">e</text:span><text:span text:style-name="_31_61">m</text:span><text:span text:style-name="_34_17">o</text:span><text:span text:style-name="_37_77">t</text:span><text:span text:style-name="_32_81">i</text:span><text:span text:style-name="_35_73">o</text:span><text:span text:style-name="_37_97">n</text:span><text:span text:style-name="_32_09">:</text:span></text:p>
      <text:p text:style-name="P1"><text:span text:style-name="_38_1">"</text:span><text:span text:style-name="_35_81">I</text:span><text:span text:style-name="_36_01"> </text:span><text:span text:style-name="_32_61">d</text:span><text:span text:style-name="_35_25">o</text:span><text:span text:style-name="_36_01"> </text:span><text:span text:style-name="_32_61">n</text:span><text:span text:style-name="_34_17">o</text:span><text:span text:style-name="_37_41">t</text:span><text:span text:style-name="_31_"> </text:span><text:span text:style-name="_35_61">g</text:span><text:span text:style-name="_38_61">o</text:span><text:span text:style-name="_31_"> </text:span><text:span text:style-name="_35_97">o</text:span><text:span text:style-name="_37_73">n</text:span><text:span text:style-name="_31_01">e</text:span><text:span text:style-name="_33_01"> </text:span><text:span text:style-name="_37_65">s</text:span><text:span text:style-name="_31_01">i</text:span><text:span text:style-name="_33_93">n</text:span><text:span text:style-name="_37_77">g</text:span><text:span text:style-name="_32_13">l</text:span><text:span text:style-name="_35_25">e</text:span><text:span text:style-name="_36_01"> </text:span><text:span text:style-name="_31_61">c</text:span><text:span text:style-name="_33_77">e</text:span><text:span text:style-name="_38_81">n</text:span><text:span text:style-name="_31_01">t</text:span><text:span text:style-name="_33_01"> </text:span><text:span text:style-name="_37_13">o</text:span><text:span text:style-name="_32_97">n</text:span><text:span text:style-name="_33_01"> </text:span><text:span text:style-name="_38_97">b</text:span><text:span text:style-name="_39_3">u</text:span><text:span text:style-name="_34_49">r</text:span><text:span text:style-name="_38_01">g</text:span><text:span text:style-name="_31_61">l</text:span><text:span text:style-name="_34_97">a</text:span><text:span text:style-name="_37_37">r</text:span><text:span text:style-name="_31_"> </text:span><text:span text:style-name="_35_69">a</text:span><text:span text:style-name="_38_09">l</text:span><text:span text:style-name="_31_49">a</text:span><text:span text:style-name="_35_69">r</text:span><text:span text:style-name="_36_89">m</text:span><text:span text:style-name="_31_41">s</text:span><text:span text:style-name="_35_81">,</text:span><text:span text:style-name="_36_01"> </text:span><text:span text:style-name="_32_93">M</text:span><text:span text:style-name="_35_85">r</text:span><text:span text:style-name="_36_81">.</text:span><text:span text:style-name="_31_"> </text:span><text:span text:style-name="_35_57">T</text:span><text:span text:style-name="_38_57">w</text:span><text:span text:style-name="_38_9">a</text:span><text:span text:style-name="_35_57">i</text:span><text:span text:style-name="_37_05">n--</text:span><text:span text:style-name="_31_61">n</text:span><text:span text:style-name="_35_21">o</text:span><text:span text:style-name="_38_13">t</text:span><text:span text:style-name="_31_"> </text:span><text:span text:style-name="_34_61">a</text:span><text:span text:style-name="_36_01"> </text:span><text:span text:style-name="_31_53">s</text:span><text:span text:style-name="_35_61">i</text:span><text:span text:style-name="_38_13">n</text:span><text:span text:style-name="_31_61">g</text:span><text:span text:style-name="_34_13">l</text:span><text:span text:style-name="_38_37">e</text:span><text:span text:style-name="_31_"> </text:span><text:span text:style-name="_35_85">c</text:span><text:span text:style-name="_36_81">e</text:span><text:span text:style-name="_31_61">n</text:span><text:span text:style-name="_35_13">t</text:span><text:span text:style-name="_34_77">--</text:span><text:span text:style-name="_32_61">a</text:span><text:span text:style-name="_35_25">n</text:span><text:span text:style-name="_37_05">d</text:span><text:span text:style-name="_31_"> </text:span><text:span text:style-name="_35_97">I</text:span><text:span text:style-name="_36_01"> </text:span><text:span text:style-name="_31_41">w</text:span><text:span text:style-name="_35_01">i</text:span><text:span text:style-name="_37_77">l</text:span><text:span text:style-name="_38_1">l</text:span><text:span text:style-name="_33_01"> </text:span><text:span text:style-name="_36_93">t</text:span><text:span text:style-name="_31_77">e</text:span><text:span text:style-name="_35_97">l</text:span><text:span text:style-name="_38_33">l</text:span><text:span text:style-name="_31_"> </text:span><text:span text:style-name="_35_73">y</text:span><text:span text:style-name="_38_81">o</text:span><text:span text:style-name="_31_73">u</text:span><text:span text:style-name="_33_01"> </text:span><text:span text:style-name="_37_53">w</text:span><text:span text:style-name="_38_9">h</text:span><text:span text:style-name="_35_85">y</text:span><text:span text:style-name="_36_89">.</text:span><text:span text:style-name="_31_"> </text:span><text:span text:style-name="_33_81">W</text:span><text:span text:style-name="_38_01">h</text:span><text:span text:style-name="_31_37">e</text:span><text:span text:style-name="_34_61">n</text:span><text:span text:style-name="_36_01"> </text:span><text:span text:style-name="_32_13">w</text:span><text:span text:style-name="_33_77">e</text:span><text:span text:style-name="_36_01"> </text:span><text:span text:style-name="_32_09">w</text:span><text:span text:style-name="_33_77">e</text:span><text:span text:style-name="_37_49">r</text:span><text:span text:style-name="_31_37">e</text:span><text:span text:style-name="_33_01"> </text:span><text:span text:style-name="_38_09">f</text:span><text:span text:style-name="_32_81">i</text:span><text:span text:style-name="_34_53">n</text:span><text:span text:style-name="_38_37">i</text:span><text:span text:style-name="_31_73">s</text:span><text:span text:style-name="_33_77">h</text:span><text:span text:style-name="_38_33">i</text:span><text:span text:style-name="_31_05">n</text:span><text:span text:style-name="_35_09">g</text:span><text:span text:style-name="_36_01"> </text:span><text:span text:style-name="_31_13">o</text:span><text:span text:style-name="_34_01">u</text:span><text:span text:style-name="_37_73">r</text:span><text:span text:style-name="_31_"> </text:span><text:span text:style-name="_35_25">h</text:span><text:span text:style-name="_38_13">o</text:span><text:span text:style-name="_31_49">u</text:span><text:span text:style-name="_35_37">s</text:span><text:span text:style-name="_37_01">e</text:span><text:span text:style-name="_31_65">,</text:span><text:span text:style-name="_33_01"> </text:span><text:span text:style-name="_37_37">w</text:span><text:span text:style-name="_31_13">e</text:span><text:span text:style-name="_33_01"> </text:span><text:span text:style-name="_37_17">f</text:span><text:span text:style-name="_31_53">o</text:span><text:span text:style-name="_34_37">u</text:span><text:span text:style-name="_37_61">n</text:span><text:span text:style-name="_32_37">d</text:span><text:span text:style-name="_33_01"> </text:span><text:span text:style-name="_38_01">w</text:span><text:span text:style-name="_31_41">e</text:span><text:span text:style-name="_33_01"> </text:span><text:span text:style-name="_37_53">h</text:span><text:span text:style-name="_31_65">a</text:span><text:span text:style-name="_35_33">d</text:span><text:span text:style-name="_36_01"> </text:span><text:span text:style-name="_38_9">a</text:span><text:span text:style-name="_33_01"> </text:span><text:span text:style-name="_38_57">l</text:span><text:span text:style-name="_32_69">i</text:span><text:span text:style-name="_35_13">t</text:span><text:span text:style-name="_37_53">t</text:span><text:span text:style-name="_31_77">l</text:span><text:span text:style-name="_35_57">e</text:span><text:span text:style-name="_36_01"> </text:span><text:span text:style-name="_32_93">c</text:span><text:span text:style-name="_34_01">a</text:span><text:span text:style-name="_38_61">s</text:span><text:span text:style-name="_31_13">h</text:span><text:span text:style-name="_33_01"> </text:span><text:span text:style-name="_38_57">l</text:span><text:span text:style-name="_31_13">e</text:span><text:span text:style-name="_35_93">f</text:span><text:span text:style-name="_36_77">t</text:span><text:span text:style-name="_31_"> </text:span><text:span text:style-name="_34_53">o</text:span><text:span text:style-name="_38_21">v</text:span><text:span text:style-name="_32_57">e</text:span><text:span text:style-name="_34_73">r</text:span><text:span text:style-name="_36_89">,</text:span><text:span text:style-name="_31_"> </text:span><text:span text:style-name="_35_57">o</text:span><text:span text:style-name="_36_77">n</text:span><text:span text:style-name="_31_"> </text:span><text:span text:style-name="_34_37">a</text:span><text:span text:style-name="_38_61">c</text:span><text:span text:style-name="_37_7">c</text:span><text:span text:style-name="_35_57">o</text:span><text:span text:style-name="_37_49">u</text:span><text:span text:style-name="_31_65">n</text:span><text:span text:style-name="_34_65">t</text:span><text:span text:style-name="_36_01"> </text:span><text:span text:style-name="_31_65">o</text:span><text:span text:style-name="_35_33">f</text:span><text:span text:style-name="_36_01"> </text:span><text:span text:style-name="_31_65">t</text:span><text:span text:style-name="_35_69">h</text:span><text:span text:style-name="_37_41">e</text:span><text:span text:style-name="_31_"> </text:span><text:span text:style-name="_34_77">p</text:span><text:span text:style-name="_38_25">l</text:span><text:span text:style-name="_32_85">u</text:span><text:span text:style-name="_34_77">m</text:span><text:span text:style-name="_38_33">b</text:span><text:span text:style-name="_32_81">e</text:span><text:span text:style-name="_34_49">r</text:span><text:span text:style-name="_36_01"> </text:span><text:span text:style-name="_32_73">n</text:span><text:span text:style-name="_34_01">o</text:span><text:span text:style-name="_37_49">t</text:span><text:span text:style-name="_31_"> </text:span><text:span text:style-name="_35_97">k</text:span><text:span text:style-name="_37_53">n</text:span><text:span text:style-name="_31_77">o</text:span><text:span text:style-name="_34_49">w</text:span><text:span text:style-name="_37_97">i</text:span><text:span text:style-name="_32_33">n</text:span><text:span text:style-name="_34_37">g</text:span><text:span text:style-name="_36_01"> </text:span><text:span text:style-name="_31_05">i</text:span><text:span text:style-name="_35_93">t</text:span><text:span text:style-name="_38_97">.</text:span><text:span text:style-name="_31_"> </text:span><text:span text:style-name="_35_73">I</text:span><text:span text:style-name="_36_01"> </text:span><text:span text:style-name="_32_73">w</text:span><text:span text:style-name="_34_49">a</text:span><text:span text:style-name="_37_01">s</text:span><text:span text:style-name="_31_"> </text:span><text:span text:style-name="_34_05">f</text:span><text:span text:style-name="_37_77">o</text:span><text:span text:style-name="_37_7">r</text:span><text:span text:style-name="_33_01"> </text:span><text:span text:style-name="_37_77">e</text:span><text:span text:style-name="_31_01">n</text:span><text:span text:style-name="_34_73">l</text:span><text:span text:style-name="_37_65">i</text:span><text:span text:style-name="_32_33">g</text:span><text:span text:style-name="_34_41">h</text:span><text:span text:style-name="_36_89">t</text:span><text:span text:style-name="_31_53">e</text:span><text:span text:style-name="_35_13">n</text:span><text:span text:style-name="_37_65">i</text:span><text:span text:style-name="_31_49">n</text:span><text:span text:style-name="_34_05">g</text:span><text:span text:style-name="_36_01"> </text:span><text:span text:style-name="_31_13">t</text:span><text:span text:style-name="_35_33">h</text:span><text:span text:style-name="_37_05">e</text:span><text:span text:style-name="_31_"> </text:span><text:span text:style-name="_35_13">h</text:span><text:span text:style-name="_37_17">e</text:span><text:span text:style-name="_32_21">a</text:span><text:span text:style-name="_35_69">t</text:span><text:span text:style-name="_37_53">h</text:span><text:span text:style-name="_31_17">e</text:span><text:span text:style-name="_35_85">n</text:span><text:span text:style-name="_36_01"> </text:span><text:span text:style-name="_38_1">w</text:span><text:span text:style-name="_34_73">i</text:span><text:span text:style-name="_38_33">t</text:span><text:span text:style-name="_39_3">h</text:span><text:span text:style-name="_33_01"> </text:span><text:span text:style-name="_38_93">i</text:span><text:span text:style-name="_31_61">t</text:span><text:span text:style-name="_35_69">,</text:span><text:span text:style-name="_36_01"> </text:span><text:span text:style-name="_32_69">f</text:span><text:span text:style-name="_33_93">o</text:span><text:span text:style-name="_37_37">r</text:span><text:span text:style-name="_31_"> </text:span><text:span text:style-name="_35_13">I</text:span><text:span text:style-name="_36_01"> </text:span><text:span text:style-name="_32_25">w</text:span><text:span text:style-name="_35_61">a</text:span><text:span text:style-name="_36_77">s</text:span><text:span text:style-name="_31_"> </text:span><text:span text:style-name="_34_61">a</text:span><text:span text:style-name="_37_73">l</text:span><text:span text:style-name="_39_3">w</text:span><text:span text:style-name="_34_41">a</text:span><text:span text:style-name="_38_57">y</text:span><text:span text:style-name="_31_41">s</text:span><text:span text:style-name="_33_01"> </text:span><text:span text:style-name="_38_09">u</text:span><text:span text:style-name="_31_49">n</text:span><text:span text:style-name="_34_37">a</text:span><text:span text:style-name="_36_93">c</text:span><text:span text:style-name="_31_73">c</text:span><text:span text:style-name="_35_33">o</text:span><text:span text:style-name="_36_93">u</text:span><text:span text:style-name="_32_25">n</text:span><text:span text:style-name="_34_05">t</text:span><text:span text:style-name="_37_61">a</text:span><text:span text:style-name="_32_73">b</text:span><text:span text:style-name="_34_41">l</text:span><text:span text:style-name="_38_97">y</text:span><text:span text:style-name="_31_"> </text:span><text:span text:style-name="_35_01">d</text:span><text:span text:style-name="_36_89">o</text:span><text:span text:style-name="_31_05">w</text:span><text:span text:style-name="_35_37">n</text:span><text:span text:style-name="_36_01"> </text:span><text:span text:style-name="_39_3">o</text:span><text:span text:style-name="_35_13">n</text:span><text:span text:style-name="_36_01"> </text:span><text:span text:style-name="_37_7">t</text:span><text:span text:style-name="_33_89">h</text:span><text:span text:style-name="_38_13">e</text:span><text:span text:style-name="_31_"> </text:span><text:span text:style-name="_35_01">h</text:span><text:span text:style-name="_38_25">e</text:span><text:span text:style-name="_31_17">a</text:span><text:span text:style-name="_35_97">t</text:span><text:span text:style-name="_38_85">h</text:span><text:span text:style-name="_31_77">e</text:span><text:span text:style-name="_35_69">n</text:span><text:span text:style-name="_36_01"> </text:span><text:span text:style-name="_32_01">s</text:span><text:span text:style-name="_34_65">o</text:span><text:span text:style-name="_37_13">m</text:span><text:span text:style-name="_32_85">e</text:span><text:span text:style-name="_33_93">h</text:span><text:span text:style-name="_36_77">o</text:span><text:span text:style-name="_31_73">w</text:span><text:span text:style-name="_35_33">;</text:span><text:span text:style-name="_36_01"> </text:span><text:span text:style-name="_32_61">b</text:span><text:span text:style-name="_33_93">u</text:span><text:span text:style-name="_37_61">t</text:span><text:span text:style-name="_31_"> </text:span><text:span text:style-name="_35_25">M</text:span><text:span text:style-name="_36_93">r</text:span><text:span text:style-name="_32_33">s</text:span><text:span text:style-name="_34_73">.</text:span><text:span text:style-name="_36_01"> </text:span><text:span text:style-name="_31_05">M</text:span><text:span text:style-name="_34_61">c</text:span><text:span text:style-name="_38_01">W</text:span><text:span text:style-name="_32_13">i</text:span><text:span text:style-name="_34_77">l</text:span><text:span text:style-name="_37_97">l</text:span><text:span text:style-name="_31_17">i</text:span><text:span text:style-name="_35_81">a</text:span><text:span text:style-name="_37_49">m</text:span><text:span text:style-name="_31_13">s</text:span><text:span text:style-name="_33_01"> </text:span><text:span text:style-name="_38_97">s</text:span><text:span text:style-name="_32_13">a</text:span><text:span text:style-name="_35_81">i</text:span><text:span text:style-name="_38_37">d</text:span><text:span text:style-name="_31_"> </text:span><text:span text:style-name="_34_97">n</text:span><text:span text:style-name="_38_73">o</text:span><text:span text:style-name="_31_73">,</text:span><text:span text:style-name="_33_01"> </text:span><text:span text:style-name="_38_85">l</text:span><text:span text:style-name="_31_17">e</text:span><text:span text:style-name="_34_65">t</text:span><text:span text:style-name="_36_81">'</text:span><text:span text:style-name="_32_57">s</text:span><text:span text:style-name="_33_01"> </text:span><text:span text:style-name="_37_73">h</text:span><text:span text:style-name="_32_57">a</text:span><text:span text:style-name="_35_01">v</text:span><text:span text:style-name="_37_73">e</text:span><text:span text:style-name="_31_"> </text:span><text:span text:style-name="_33_93">a</text:span><text:span text:style-name="_36_01"> </text:span><text:span text:style-name="_31_13">b</text:span><text:span text:style-name="_35_85">u</text:span><text:span text:style-name="_37_17">r</text:span><text:span text:style-name="_31_01">g</text:span><text:span text:style-name="_34_01">l</text:span><text:span text:style-name="_38_09">a</text:span><text:span text:style-name="_32_81">r</text:span><text:span text:style-name="_33_01"> </text:span><text:span text:style-name="_37_77">a</text:span><text:span text:style-name="_31_49">l</text:span><text:span text:style-name="_35_33">a</text:span><text:span text:style-name="_37_17">r</text:span><text:span text:style-name="_31_73">m</text:span><text:span text:style-name="_34_61">.</text:span><text:span text:style-name="_36_01"> </text:span><text:span text:style-name="_32_61">I</text:span><text:span text:style-name="_33_01"> </text:span><text:span text:style-name="_38_37">a</text:span><text:span text:style-name="_37_7">g</text:span><text:span text:style-name="_35_97">r</text:span><text:span text:style-name="_37_37">e</text:span><text:span text:style-name="_31_17">e</text:span><text:span text:style-name="_34_61">d</text:span><text:span text:style-name="_36_01"> </text:span><text:span text:style-name="_32_57">t</text:span><text:span text:style-name="_35_33">o</text:span><text:span text:style-name="_36_01"> </text:span><text:span text:style-name="_31_53">t</text:span><text:span text:style-name="_35_01">h</text:span><text:span text:style-name="_37_37">i</text:span><text:span text:style-name="_32_37">s</text:span><text:span text:style-name="_33_01"> </text:span><text:span text:style-name="_37_05">c</text:span><text:span text:style-name="_31_53">o</text:span><text:span text:style-name="_34_49">m</text:span><text:span text:style-name="_38_73">p</text:span><text:span text:style-name="_32_13">r</text:span><text:span text:style-name="_34_73">o</text:span><text:span text:style-name="_38_69">m</text:span><text:span text:style-name="_31_01">i</text:span><text:span text:style-name="_35_09">s</text:span><text:span text:style-name="_38_81">e</text:span><text:span text:style-name="_39_3">.</text:span><text:span text:style-name="_33_01"> </text:span><text:span text:style-name="_37_05">I</text:span><text:span text:style-name="_31_"> </text:span><text:span text:style-name="_34_97">w</text:span><text:span text:style-name="_36_77">i</text:span><text:span text:style-name="_31_73">l</text:span><text:span text:style-name="_34_65">l</text:span><text:span text:style-name="_36_01"> </text:span><text:span text:style-name="_38_1">e</text:span><text:span text:style-name="_35_85">x</text:span><text:span text:style-name="_36_89">p</text:span><text:span text:style-name="_32_85">l</text:span><text:span text:style-name="_35_61">a</text:span><text:span text:style-name="_37_01">i</text:span><text:span text:style-name="_32_57">n</text:span><text:span text:style-name="_33_01"> </text:span><text:span text:style-name="_38_25">t</text:span><text:span text:style-name="_32_37">h</text:span><text:span text:style-name="_35_85">a</text:span><text:span text:style-name="_37_53">t</text:span><text:span text:style-name="_31_"> </text:span><text:span text:style-name="_34_17">w</text:span><text:span text:style-name="_38_01">h</text:span><text:span text:style-name="_32_01">e</text:span><text:span text:style-name="_35_97">n</text:span><text:span text:style-name="_37_97">e</text:span><text:span text:style-name="_31_05">v</text:span><text:span text:style-name="_34_41">e</text:span><text:span text:style-name="_38_01">r</text:span><text:span text:style-name="_31_"> </text:span><text:span text:style-name="_33_77">I</text:span><text:span text:style-name="_36_01"> </text:span><text:span text:style-name="_31_05">w</text:span><text:span text:style-name="_34_49">a</text:span><text:span text:style-name="_37_49">n</text:span><text:span text:style-name="_32_93">t</text:span><text:span text:style-name="_33_01"> </text:span><text:span text:style-name="_38_85">a</text:span><text:span text:style-name="_31_"> </text:span><text:span text:style-name="_34_37">t</text:span><text:span text:style-name="_36_89">h</text:span><text:span text:style-name="_31_05">i</text:span><text:span text:style-name="_34_49">n</text:span><text:span text:style-name="_38_73">g</text:span><text:span text:style-name="_32_21">,</text:span><text:span text:style-name="_33_01"> </text:span><text:span text:style-name="_37_37">a</text:span><text:span text:style-name="_31_77">n</text:span><text:span text:style-name="_35_57">d</text:span><text:span text:style-name="_36_01"> </text:span><text:span text:style-name="_32_21">M</text:span><text:span text:style-name="_34_61">r</text:span><text:span text:style-name="_38_97">s</text:span><text:span text:style-name="_32_69">.</text:span><text:span text:style-name="_33_01"> </text:span><text:span text:style-name="_38_09">M</text:span><text:span text:style-name="_31_01">c</text:span><text:span text:style-name="_35_33">W</text:span><text:span text:style-name="_38_97">i</text:span><text:span text:style-name="_31_65">l</text:span><text:span text:style-name="_34_53">l</text:span><text:span text:style-name="_36_77">i</text:span><text:span text:style-name="_31_01">a</text:span><text:span text:style-name="_34_05">m</text:span><text:span text:style-name="_37_37">s</text:span><text:span text:style-name="_31_"> </text:span><text:span text:style-name="_33_81">w</text:span><text:span text:style-name="_37_13">a</text:span><text:span text:style-name="_31_13">n</text:span><text:span text:style-name="_34_49">t</text:span><text:span text:style-name="_37_13">s</text:span><text:span text:style-name="_31_"> </text:span><text:span text:style-name="_34_13">a</text:span><text:span text:style-name="_38_21">n</text:span><text:span text:style-name="_32_69">o</text:span><text:span text:style-name="_34_77">t</text:span><text:span text:style-name="_38_01">h</text:span><text:span text:style-name="_32_97">e</text:span><text:span text:style-name="_35_97">r</text:span><text:span text:style-name="_36_01"> </text:span><text:span text:style-name="_31_41">t</text:span><text:span text:style-name="_34_01">h</text:span><text:span text:style-name="_36_89">i</text:span><text:span text:style-name="_32_37">n</text:span><text:span text:style-name="_35_61">g</text:span><text:span text:style-name="_37_61">,</text:span><text:span text:style-name="_31_"> </text:span><text:span text:style-name="_35_21">a</text:span><text:span text:style-name="_38_37">n</text:span><text:span text:style-name="_31_49">d</text:span><text:span text:style-name="_33_01"> </text:span><text:span text:style-name="_38_97">w</text:span><text:span text:style-name="_38_9">e</text:span><text:span text:style-name="_33_01"> </text:span><text:span text:style-name="_37_17">d</text:span><text:span text:style-name="_32_61">e</text:span><text:span text:style-name="_35_21">c</text:span><text:span text:style-name="_38_33">i</text:span><text:span text:style-name="_32_13">d</text:span><text:span text:style-name="_34_05">e</text:span><text:span text:style-name="_36_01"> </text:span><text:span text:style-name="_32_25">u</text:span><text:span text:style-name="_35_21">p</text:span><text:span text:style-name="_37_65">o</text:span><text:span text:style-name="_31_41">n</text:span><text:span text:style-name="_33_01"> </text:span><text:span text:style-name="_38_97">t</text:span><text:span text:style-name="_31_37">h</text:span><text:span text:style-name="_35_97">e</text:span><text:span text:style-name="_36_01"> </text:span><text:span text:style-name="_32_81">t</text:span><text:span text:style-name="_33_77">h</text:span><text:span text:style-name="_37_97">i</text:span><text:span text:style-name="_32_97">n</text:span><text:span text:style-name="_35_73">g</text:span><text:span text:style-name="_36_01"> </text:span><text:span text:style-name="_32_33">t</text:span><text:span text:style-name="_34_01">h</text:span><text:span text:style-name="_37_13">a</text:span><text:span text:style-name="_32_13">t</text:span><text:span text:style-name="_33_01"> </text:span><text:span text:style-name="_36_89">M</text:span><text:span text:style-name="_31_61">r</text:span><text:span text:style-name="_35_69">s</text:span><text:span text:style-name="_38_81">.</text:span><text:span text:style-name="_31_"> </text:span><text:span text:style-name="_34_17">M</text:span><text:span text:style-name="_37_73">c</text:span><text:span text:style-name="_32_33">W</text:span><text:span text:style-name="_35_73">i</text:span><text:span text:style-name="_36_81">l</text:span><text:span text:style-name="_32_21">l</text:span><text:span text:style-name="_35_57">i</text:span><text:span text:style-name="_37_97">a</text:span><text:span text:style-name="_32_25">m</text:span><text:span text:style-name="_35_21">s</text:span><text:span text:style-name="_36_01"> </text:span><text:span text:style-name="_31_77">w</text:span><text:span text:style-name="_33_93">a</text:span><text:span text:style-name="_37_97">n</text:span><text:span text:style-name="_31_73">t</text:span><text:span text:style-name="_35_97">s</text:span><text:span text:style-name="_34_77">--</text:span><text:span text:style-name="_31_73">a</text:span><text:span text:style-name="_35_21">s</text:span><text:span text:style-name="_36_01"> </text:span><text:span text:style-name="_31_05">w</text:span><text:span text:style-name="_34_97">e</text:span><text:span text:style-name="_36_01"> </text:span><text:span text:style-name="_32_81">a</text:span><text:span text:style-name="_34_05">l</text:span><text:span text:style-name="_38_25">w</text:span><text:span text:style-name="_32_81">a</text:span><text:span text:style-name="_33_77">y</text:span><text:span text:style-name="_37_73">s</text:span><text:span text:style-name="_31_"> </text:span><text:span text:style-name="_34_73">d</text:span><text:span text:style-name="_37_53">o</text:span><text:span text:style-name="_31_"> --</text:span><text:span text:style-name="_32_13">s</text:span><text:span text:style-name="_35_73">h</text:span><text:span text:style-name="_38_69">e</text:span><text:span text:style-name="_31_"> </text:span><text:span text:style-name="_33_89">c</text:span><text:span text:style-name="_37_73">a</text:span><text:span text:style-name="_32_21">l</text:span><text:span text:style-name="_34_41">l</text:span><text:span text:style-name="_38_69">s</text:span><text:span text:style-name="_31_"> </text:span><text:span text:style-name="_35_85">t</text:span><text:span text:style-name="_38_25">h</text:span><text:span text:style-name="_32_33">a</text:span><text:span text:style-name="_35_93">t</text:span><text:span text:style-name="_36_01"> </text:span><text:span text:style-name="_31_13">a</text:span><text:span text:style-name="_33_01"> </text:span><text:span text:style-name="_38_69">c</text:span><text:span text:style-name="_32_73">o</text:span><text:span text:style-name="_34_53">m</text:span><text:span text:style-name="_37_61">p</text:span><text:span text:style-name="_32_57">r</text:span><text:span text:style-name="_35_81">o</text:span><text:span text:style-name="_37_73">m</text:span><text:span text:style-name="_31_01">i</text:span><text:span text:style-name="_35_81">s</text:span><text:span text:style-name="_37_41">e</text:span><text:span text:style-name="_32_73">.</text:span><text:span text:style-name="_33_01"> </text:span><text:span text:style-name="_37_01">V</text:span><text:span text:style-name="_32_37">e</text:span><text:span text:style-name="_34_01">r</text:span><text:span text:style-name="_38_57">y</text:span><text:span text:style-name="_31_"> </text:span><text:span text:style-name="_34_17">w</text:span><text:span text:style-name="_38_25">e</text:span><text:span text:style-name="_31_17">l</text:span><text:span text:style-name="_35_25">l</text:span><text:span text:style-name="_38_25">:</text:span><text:span text:style-name="_31_"> </text:span><text:span text:style-name="_35_97">t</text:span><text:span text:style-name="_37_49">h</text:span><text:span text:style-name="_32_85">e</text:span><text:span text:style-name="_33_01"> </text:span><text:span text:style-name="_38_57">m</text:span><text:span text:style-name="_37_7">a</text:span><text:span text:style-name="_35_57">n</text:span><text:span text:style-name="_36_01"> </text:span><text:span text:style-name="_32_13">c</text:span><text:span text:style-name="_35_73">a</text:span><text:span text:style-name="_36_89">m</text:span><text:span text:style-name="_32_37">e</text:span><text:span text:style-name="_33_01"> </text:span><text:span text:style-name="_38_09">u</text:span><text:span text:style-name="_31_37">p</text:span><text:span text:style-name="_33_01"> </text:span><text:span text:style-name="_38_09">f</text:span><text:span text:style-name="_38_1">r</text:span><text:span text:style-name="_34_13">o</text:span><text:span text:style-name="_38_33">m</text:span><text:span text:style-name="_31_"> </text:span><text:span text:style-name="_33_77">N</text:span><text:span text:style-name="_37_77">e</text:span><text:span text:style-name="_38_9">w</text:span><text:span text:style-name="_33_01"> </text:span><text:span text:style-name="_38_13">Y</text:span><text:span text:style-name="_37_7">o</text:span><text:span text:style-name="_35_13">r</text:span><text:span text:style-name="_37_73">k</text:span><text:span text:style-name="_31_"> </text:span><text:span text:style-name="_34_61">a</text:span><text:span text:style-name="_38_09">n</text:span><text:span text:style-name="_31_05">d</text:span><text:span text:style-name="_33_01"> </text:span><text:span text:style-name="_37_13">p</text:span><text:span text:style-name="_32_33">u</text:span><text:span text:style-name="_35_25">t</text:span><text:span text:style-name="_36_01"> </text:span><text:span text:style-name="_37_7">i</text:span><text:span text:style-name="_34_53">n</text:span><text:span text:style-name="_36_01"> </text:span><text:span text:style-name="_32_09">t</text:span><text:span text:style-name="_33_81">h</text:span><text:span text:style-name="_37_61">e</text:span><text:span text:style-name="_31_"> </text:span><text:span text:style-name="_35_85">a</text:span><text:span text:style-name="_38_37">l</text:span><text:span text:style-name="_31_65">a</text:span><text:span text:style-name="_34_53">r</text:span><text:span text:style-name="_38_73">m</text:span><text:span text:style-name="_32_81">,</text:span><text:span text:style-name="_33_01"> </text:span><text:span text:style-name="_37_37">a</text:span><text:span text:style-name="_32_69">n</text:span><text:span text:style-name="_34_65">d</text:span><text:span text:style-name="_36_01"> </text:span><text:span text:style-name="_31_41">c</text:span><text:span text:style-name="_34_01">h</text:span><text:span text:style-name="_38_33">a</text:span><text:span text:style-name="_31_77">r</text:span><text:span text:style-name="_35_69">g</text:span><text:span text:style-name="_38_61">e</text:span><text:span text:style-name="_32_57">d</text:span><text:span text:style-name="_33_01"> </text:span><text:span text:style-name="_36_89">t</text:span><text:span text:style-name="_38_1">h</text:span><text:span text:style-name="_35_01">r</text:span><text:span text:style-name="_36_81">e</text:span><text:span text:style-name="_31_17">e</text:span><text:span text:style-name="_33_01"> </text:span><text:span text:style-name="_38_01">h</text:span><text:span text:style-name="_32_21">u</text:span><text:span text:style-name="_33_89">n</text:span><text:span text:style-name="_37_53">d</text:span><text:span text:style-name="_32_73">r</text:span><text:span text:style-name="_34_53">e</text:span><text:span text:style-name="_38_09">d</text:span><text:span text:style-name="_31_"> </text:span><text:span text:style-name="_35_37">a</text:span><text:span text:style-name="_37_41">n</text:span><text:span text:style-name="_31_01">d</text:span><text:span text:style-name="_33_01"> </text:span><text:span text:style-name="_38_61">t</text:span><text:span text:style-name="_31_53">w</text:span><text:span text:style-name="_35_73">e</text:span><text:span text:style-name="_37_73">n</text:span><text:span text:style-name="_32_33">t</text:span><text:span text:style-name="_34_13">y</text:span><text:span text:style-name="_35_69">-</text:span><text:span text:style-name="_31_97">f</text:span><text:span text:style-name="_34_77">i</text:span><text:span text:style-name="_38_01">v</text:span><text:span text:style-name="_31_53">e</text:span><text:span text:style-name="_33_01"> </text:span><text:span text:style-name="_37_65">d</text:span><text:span text:style-name="_31_49">o</text:span><text:span text:style-name="_35_97">l</text:span><text:span text:style-name="_38_85">l</text:span><text:span text:style-name="_32_09">a</text:span><text:span text:style-name="_34_73">r</text:span><text:span text:style-name="_37_65">s</text:span><text:span text:style-name="_31_"> </text:span><text:span text:style-name="_34_53">f</text:span><text:span text:style-name="_36_93">o</text:span><text:span text:style-name="_32_93">r</text:span><text:span text:style-name="_33_01"> </text:span><text:span text:style-name="_37_05">i</text:span><text:span text:style-name="_31_05">t</text:span><text:span text:style-name="_35_37">,</text:span><text:span text:style-name="_36_01"> </text:span><text:span text:style-name="_31_61">a</text:span><text:span text:style-name="_34_61">n</text:span><text:span text:style-name="_36_81">d</text:span><text:span text:style-name="_31_"> </text:span><text:span text:style-name="_34_17">s</text:span><text:span text:style-name="_36_93">a</text:span><text:span text:style-name="_31_17">i</text:span><text:span text:style-name="_34_77">d</text:span><text:span text:style-name="_36_01"> </text:span><text:span text:style-name="_31_65">w</text:span><text:span text:style-name="_35_01">e</text:span><text:span text:style-name="_36_01"> </text:span><text:span text:style-name="_31_61">c</text:span><text:span text:style-name="_34_73">o</text:span><text:span text:style-name="_37_97">u</text:span><text:span text:style-name="_31_05">l</text:span><text:span text:style-name="_35_73">d</text:span><text:span text:style-name="_36_01"> </text:span><text:span text:style-name="_32_21">s</text:span><text:span text:style-name="_34_01">l</text:span><text:span text:style-name="_38_85">e</text:span><text:span text:style-name="_31_37">e</text:span><text:span text:style-name="_33_81">p</text:span><text:span text:style-name="_36_01"> </text:span><text:span text:style-name="_31_97">w</text:span><text:span text:style-name="_35_97">i</text:span><text:span text:style-name="_38_93">t</text:span><text:span text:style-name="_32_09">h</text:span><text:span text:style-name="_35_97">o</text:span><text:span text:style-name="_38_69">u</text:span><text:span text:style-name="_32_69">t</text:span><text:span text:style-name="_33_01"> </text:span><text:span text:style-name="_37_17">u</text:span><text:span text:style-name="_31_37">n</text:span><text:span text:style-name="_35_81">e</text:span><text:span text:style-name="_36_77">a</text:span><text:span text:style-name="_38_1">s</text:span><text:span text:style-name="_35_09">i</text:span><text:span text:style-name="_36_93">n</text:span><text:span text:style-name="_38_1">e</text:span><text:span text:style-name="_34_01">s</text:span><text:span text:style-name="_37_05">s</text:span><text:span text:style-name="_31_"> </text:span><text:span text:style-name="_34_17">n</text:span><text:span text:style-name="_38_57">o</text:span><text:span text:style-name="_32_93">w</text:span><text:span text:style-name="_35_33">.</text:span><text:span text:style-name="_36_01"> </text:span><text:span text:style-name="_32_93">S</text:span><text:span text:style-name="_33_89">o</text:span><text:span text:style-name="_36_01"> </text:span><text:span text:style-name="_32_69">w</text:span><text:span text:style-name="_35_57">e</text:span><text:span text:style-name="_36_01"> </text:span><text:span text:style-name="_31_97">d</text:span><text:span text:style-name="_35_09">i</text:span><text:span text:style-name="_38_01">d</text:span><text:span text:style-name="_31_"> </text:span><text:span text:style-name="_34_05">f</text:span><text:span text:style-name="_38_73">o</text:span><text:span text:style-name="_31_65">r</text:span><text:span text:style-name="_33_01"> </text:span><text:span text:style-name="_36_93">a</text:span><text:span text:style-name="_32_81">w</text:span><text:span text:style-name="_34_41">h</text:span><text:span text:style-name="_38_85">i</text:span><text:span text:style-name="_32_33">l</text:span><text:span text:style-name="_34_77">e</text:span><text:span text:style-name="_34_97">--</text:span><text:span text:style-name="_37_7">s</text:span><text:span text:style-name="_34_13">a</text:span><text:span text:style-name="_37_73">y</text:span><text:span text:style-name="_31_"> </text:span><text:span text:style-name="_35_25">a</text:span><text:span text:style-name="_36_01"> </text:span><text:span text:style-name="_32_73">m</text:span><text:span text:style-name="_35_37">o</text:span><text:span text:style-name="_38_73">n</text:span><text:span text:style-name="_31_37">t</text:span><text:span text:style-name="_34_61">h</text:span><text:span text:style-name="_36_93">.</text:span><text:span text:style-name="_31_"> </text:span><text:span text:style-name="_35_21">T</text:span><text:span text:style-name="_37_17">h</text:span><text:span text:style-name="_38_1">e</text:span><text:span text:style-name="_34_61">n</text:span><text:span text:style-name="_36_01"> </text:span><text:span text:style-name="_31_53">o</text:span><text:span text:style-name="_35_97">n</text:span><text:span text:style-name="_36_93">e</text:span><text:span text:style-name="_31_"> </text:span><text:span text:style-name="_35_85">n</text:span><text:span text:style-name="_38_93">i</text:span><text:span text:style-name="_31_49">g</text:span><text:span text:style-name="_35_09">h</text:span><text:span text:style-name="_36_77">t</text:span><text:span text:style-name="_31_"> </text:span><text:span text:style-name="_35_37">w</text:span><text:span text:style-name="_37_77">e</text:span><text:span text:style-name="_31_"> </text:span><text:span text:style-name="_34_97">s</text:span><text:span text:style-name="_38_97">m</text:span><text:span text:style-name="_38_9">e</text:span><text:span text:style-name="_35_33">l</text:span><text:span text:style-name="_38_85">l</text:span><text:span text:style-name="_32_21">e</text:span><text:span text:style-name="_35_37">d</text:span><text:span text:style-name="_36_01"> </text:span><text:span text:style-name="_32_09">s</text:span><text:span text:style-name="_33_93">m</text:span><text:span text:style-name="_38_73">o</text:span><text:span text:style-name="_32_61">k</text:span><text:span text:style-name="_35_37">e</text:span><text:span text:style-name="_38_37">,</text:span><text:span text:style-name="_31_"> </text:span><text:span text:style-name="_34_41">a</text:span><text:span text:style-name="_38_81">n</text:span><text:span text:style-name="_31_41">d</text:span><text:span text:style-name="_33_01"> </text:span><text:span text:style-name="_37_13">I</text:span><text:span text:style-name="_31_"> </text:span><text:span text:style-name="_35_97">w</text:span><text:span text:style-name="_37_41">a</text:span><text:span text:style-name="_32_33">s</text:span><text:span text:style-name="_33_01"> </text:span><text:span text:style-name="_38_85">a</text:span><text:span text:style-name="_31_37">d</text:span><text:span text:style-name="_35_21">v</text:span><text:span text:style-name="_38_61">i</text:span><text:span text:style-name="_31_49">s</text:span><text:span text:style-name="_35_73">e</text:span><text:span text:style-name="_38_25">d</text:span><text:span text:style-name="_31_"> </text:span><text:span text:style-name="_35_33">t</text:span><text:span text:style-name="_36_77">o</text:span><text:span text:style-name="_31_"> </text:span><text:span text:style-name="_34_65">g</text:span><text:span text:style-name="_38_33">e</text:span><text:span text:style-name="_31_13">t</text:span><text:span text:style-name="_33_01"> </text:span><text:span text:style-name="_37_37">u</text:span><text:span text:style-name="_32_13">p</text:span><text:span text:style-name="_33_01"> </text:span><text:span text:style-name="_38_13">a</text:span><text:span text:style-name="_32_69">n</text:span><text:span text:style-name="_34_53">d</text:span><text:span text:style-name="_36_01"> </text:span><text:span text:style-name="_32_13">s</text:span><text:span text:style-name="_34_53">e</text:span><text:span text:style-name="_38_93">e</text:span><text:span text:style-name="_31_"> </text:span><text:span text:style-name="_34_05">w</text:span><text:span text:style-name="_38_25">h</text:span><text:span text:style-name="_31_01">a</text:span><text:span text:style-name="_35_73">t</text:span><text:span text:style-name="_36_01"> </text:span><text:span text:style-name="_32_85">t</text:span><text:span text:style-name="_35_09">h</text:span><text:span text:style-name="_38_73">e</text:span><text:span text:style-name="_31_"> </text:span><text:span text:style-name="_35_37">m</text:span><text:span text:style-name="_38_25">a</text:span><text:span text:style-name="_32_37">t</text:span><text:span text:style-name="_35_61">t</text:span><text:span text:style-name="_37_73">e</text:span><text:span text:style-name="_32_13">r</text:span><text:span text:style-name="_33_01"> </text:span><text:span text:style-name="_37_97">w</text:span><text:span text:style-name="_32_73">a</text:span><text:span text:style-name="_34_17">s</text:span><text:span text:style-name="_38_61">.</text:span><text:span text:style-name="_31_"> </text:span><text:span text:style-name="_34_37">I</text:span><text:span text:style-name="_36_01"> </text:span><text:span text:style-name="_32_09">l</text:span><text:span text:style-name="_33_77">i</text:span><text:span text:style-name="_38_93">t</text:span><text:span text:style-name="_31_"> </text:span><text:span text:style-name="_34_97">a</text:span><text:span text:style-name="_36_01"> </text:span><text:span text:style-name="_32_97">c</text:span><text:span text:style-name="_35_13">a</text:span><text:span text:style-name="_38_69">n</text:span><text:span text:style-name="_32_73">d</text:span><text:span text:style-name="_33_81">l</text:span><text:span text:style-name="_36_81">e</text:span><text:span text:style-name="_31_73">,</text:span><text:span text:style-name="_33_01"> </text:span><text:span text:style-name="_37_73">a</text:span><text:span text:style-name="_32_61">n</text:span><text:span text:style-name="_34_97">d</text:span><text:span text:style-name="_36_01"> </text:span><text:span text:style-name="_32_13">s</text:span><text:span text:style-name="_34_05">t</text:span><text:span text:style-name="_37_97">a</text:span><text:span text:style-name="_32_97">r</text:span><text:span text:style-name="_34_17">t</text:span><text:span text:style-name="_38_37">e</text:span><text:span text:style-name="_32_97">d</text:span><text:span text:style-name="_33_01"> </text:span><text:span text:style-name="_38_85">t</text:span><text:span text:style-name="_32_37">o</text:span><text:span text:style-name="_35_21">w</text:span><text:span text:style-name="_37_17">a</text:span><text:span text:style-name="_37_7">r</text:span><text:span text:style-name="_35_25">d</text:span><text:span text:style-name="_36_01"> </text:span><text:span text:style-name="_32_01">t</text:span><text:span text:style-name="_35_85">h</text:span><text:span text:style-name="_37_05">e</text:span><text:span text:style-name="_31_"> </text:span><text:span text:style-name="_35_37">s</text:span><text:span text:style-name="_38_73">t</text:span><text:span text:style-name="_31_37">a</text:span><text:span text:style-name="_35_93">i</text:span><text:span text:style-name="_37_05">r</text:span><text:span text:style-name="_32_09">s</text:span><text:span text:style-name="_33_93">,</text:span><text:span text:style-name="_36_01"> </text:span><text:span text:style-name="_32_13">a</text:span><text:span text:style-name="_35_57">n</text:span><text:span text:style-name="_38_25">d</text:span><text:span text:style-name="_31_"> </text:span><text:span text:style-name="_35_57">m</text:span><text:span text:style-name="_36_89">e</text:span><text:span text:style-name="_31_05">t</text:span><text:span text:style-name="_33_01"> </text:span><text:span text:style-name="_37_01">a</text:span><text:span text:style-name="_31_"> </text:span><text:span text:style-name="_35_37">b</text:span><text:span text:style-name="_37_73">u</text:span><text:span text:style-name="_32_37">r</text:span><text:span text:style-name="_34_37">g</text:span><text:span text:style-name="_37_73">l</text:span><text:span text:style-name="_32_93">a</text:span><text:span text:style-name="_34_49">r</text:span><text:span text:style-name="_36_01"> </text:span><text:span text:style-name="_32_57">c</text:span><text:span text:style-name="_34_13">o</text:span><text:span text:style-name="_36_93">m</text:span><text:span text:style-name="_38_1">i</text:span><text:span text:style-name="_34_97">n</text:span><text:span text:style-name="_36_77">g</text:span><text:span text:style-name="_31_"> </text:span><text:span text:style-name="_35_93">o</text:span><text:span text:style-name="_38_13">u</text:span><text:span text:style-name="_32_01">t</text:span><text:span text:style-name="_33_01"> </text:span><text:span text:style-name="_38_01">o</text:span><text:span text:style-name="_31_01">f</text:span><text:span text:style-name="_33_01"> </text:span><text:span text:style-name="_37_41">a</text:span><text:span text:style-name="_31_"> </text:span><text:span text:style-name="_33_93">r</text:span><text:span text:style-name="_38_37">o</text:span><text:span text:style-name="_32_57">o</text:span><text:span text:style-name="_34_37">m</text:span><text:span text:style-name="_36_01"> </text:span><text:span text:style-name="_39_3">w</text:span><text:span text:style-name="_35_97">i</text:span><text:span text:style-name="_38_73">t</text:span><text:span text:style-name="_32_33">h</text:span><text:span text:style-name="_33_01"> </text:span><text:span text:style-name="_37_61">a</text:span><text:span text:style-name="_31_"> </text:span><text:span text:style-name="_35_33">b</text:span><text:span text:style-name="_38_93">a</text:span><text:span text:style-name="_32_21">s</text:span><text:span text:style-name="_35_37">k</text:span><text:span text:style-name="_37_77">e</text:span><text:span text:style-name="_32_85">t</text:span><text:span text:style-name="_33_01"> </text:span><text:span text:style-name="_37_37">o</text:span><text:span text:style-name="_31_53">f</text:span><text:span text:style-name="_33_01"> </text:span><text:span text:style-name="_37_13">t</text:span><text:span text:style-name="_32_33">i</text:span><text:span text:style-name="_34_65">n</text:span><text:span text:style-name="_36_89">w</text:span><text:span text:style-name="_31_01">a</text:span><text:span text:style-name="_34_53">r</text:span><text:span text:style-name="_37_61">e</text:span><text:span text:style-name="_31_65">,</text:span><text:span text:style-name="_33_01"> </text:span><text:span text:style-name="_38_01">w</text:span><text:span text:style-name="_31_41">h</text:span><text:span text:style-name="_35_57">i</text:span><text:span text:style-name="_38_81">c</text:span><text:span text:style-name="_31_41">h</text:span><text:span text:style-name="_33_01"> </text:span><text:span text:style-name="_37_17">h</text:span><text:span text:style-name="_31_37">e</text:span><text:span text:style-name="_33_01"> </text:span><text:span text:style-name="_37_77">h</text:span><text:span text:style-name="_32_13">a</text:span><text:span text:style-name="_33_93">d</text:span><text:span text:style-name="_36_01"> </text:span><text:span text:style-name="_39_3">m</text:span><text:span text:style-name="_35_73">i</text:span><text:span text:style-name="_36_89">s</text:span><text:span text:style-name="_31_05">t</text:span><text:span text:style-name="_34_13">a</text:span><text:span text:style-name="_37_73">k</text:span><text:span text:style-name="_32_01">e</text:span><text:span text:style-name="_35_25">n</text:span><text:span text:style-name="_36_01"> </text:span><text:span text:style-name="_37_7">f</text:span><text:span text:style-name="_34_77">o</text:span><text:span text:style-name="_37_41">r</text:span><text:span text:style-name="_31_"> </text:span><text:span text:style-name="_34_13">s</text:span><text:span text:style-name="_38_21">o</text:span><text:span text:style-name="_31_13">l</text:span><text:span text:style-name="_35_81">i</text:span><text:span text:style-name="_38_57">d</text:span><text:span text:style-name="_31_"> </text:span><text:span text:style-name="_34_49">s</text:span><text:span text:style-name="_38_21">i</text:span><text:span text:style-name="_38_9">l</text:span><text:span text:style-name="_35_57">v</text:span><text:span text:style-name="_36_89">e</text:span><text:span text:style-name="_32_57">r</text:span><text:span text:style-name="_33_01"> </text:span><text:span text:style-name="_38_61">i</text:span><text:span text:style-name="_32_13">n</text:span><text:span text:style-name="_33_01"> </text:span><text:span text:style-name="_38_69">t</text:span><text:span text:style-name="_32_21">h</text:span><text:span text:style-name="_33_93">e</text:span><text:span text:style-name="_36_01"> </text:span><text:span text:style-name="_32_93">d</text:span><text:span text:style-name="_34_53">a</text:span><text:span text:style-name="_38_37">r</text:span><text:span text:style-name="_37_7">k</text:span><text:span text:style-name="_34_13">.</text:span><text:span text:style-name="_36_01"> </text:span><text:span text:style-name="_32_61">H</text:span><text:span text:style-name="_35_97">e</text:span><text:span text:style-name="_36_01"> </text:span><text:span text:style-name="_32_33">w</text:span><text:span text:style-name="_35_93">a</text:span><text:span text:style-name="_38_13">s</text:span><text:span text:style-name="_31_"> </text:span><text:span text:style-name="_33_77">s</text:span><text:span text:style-name="_38_93">m</text:span><text:span text:style-name="_31_05">o</text:span><text:span text:style-name="_34_05">k</text:span><text:span text:style-name="_37_05">i</text:span><text:span text:style-name="_32_61">n</text:span><text:span text:style-name="_35_81">g</text:span><text:span text:style-name="_36_01"> </text:span><text:span text:style-name="_31_17">a</text:span><text:span text:style-name="_33_01"> </text:span><text:span text:style-name="_37_05">p</text:span><text:span text:style-name="_32_57">i</text:span><text:span text:style-name="_34_65">p</text:span><text:span text:style-name="_38_93">e</text:span><text:span text:style-name="_31_77">.</text:span><text:span text:style-name="_33_01"> </text:span><text:span text:style-name="_36_93">I</text:span><text:span text:style-name="_31_"> </text:span><text:span text:style-name="_34_61">s</text:span><text:span text:style-name="_38_93">a</text:span><text:span text:style-name="_31_13">i</text:span><text:span text:style-name="_34_53">d</text:span><text:span text:style-name="_36_81">,</text:span><text:span text:style-name="_31_"> </text:span><text:span text:style-name="_33_89">'</text:span><text:span text:style-name="_37_77">M</text:span><text:span text:style-name="_31_41">y</text:span><text:span text:style-name="_33_01"> </text:span><text:span text:style-name="_37_37">f</text:span><text:span text:style-name="_31_05">r</text:span><text:span text:style-name="_33_89">i</text:span><text:span text:style-name="_38_73">e</text:span><text:span text:style-name="_32_81">n</text:span><text:span text:style-name="_35_09">d</text:span><text:span text:style-name="_38_33">,</text:span><text:span text:style-name="_31_"> </text:span><text:span text:style-name="_35_25">w</text:span><text:span text:style-name="_37_13">e</text:span><text:span text:style-name="_31_"> </text:span><text:span text:style-name="_35_93">d</text:span><text:span text:style-name="_38_85">o</text:span><text:span text:style-name="_31_"> </text:span><text:span text:style-name="_34_41">n</text:span><text:span text:style-name="_37_65">o</text:span><text:span text:style-name="_31_01">t</text:span><text:span text:style-name="_33_01"> </text:span><text:span text:style-name="_37_37">a</text:span><text:span text:style-name="_31_13">l</text:span><text:span text:style-name="_34_61">l</text:span><text:span text:style-name="_36_81">o</text:span><text:span text:style-name="_32_57">w</text:span><text:span text:style-name="_33_01"> </text:span><text:span text:style-name="_38_57">s</text:span><text:span text:style-name="_39_3">m</text:span><text:span text:style-name="_35_09">o</text:span><text:span text:style-name="_38_73">k</text:span><text:span text:style-name="_32_73">i</text:span><text:span text:style-name="_35_33">n</text:span><text:span text:style-name="_37_37">g</text:span><text:span text:style-name="_31_"> </text:span><text:span text:style-name="_34_13">i</text:span><text:span text:style-name="_37_77">n</text:span><text:span text:style-name="_31_"> </text:span><text:span text:style-name="_35_73">t</text:span><text:span text:style-name="_38_01">h</text:span><text:span text:style-name="_31_53">i</text:span><text:span text:style-name="_35_57">s</text:span><text:span text:style-name="_36_01"> </text:span><text:span text:style-name="_39_3">r</text:span><text:span text:style-name="_34_53">o</text:span><text:span text:style-name="_36_93">o</text:span><text:span text:style-name="_31_49">m</text:span><text:span text:style-name="_33_89">.</text:span><text:span text:style-name="_38_09">'</text:span><text:span text:style-name="_31_"> </text:span><text:span text:style-name="_34_17">H</text:span><text:span text:style-name="_38_57">e</text:span><text:span text:style-name="_31_"> </text:span><text:span text:style-name="_34_05">s</text:span><text:span text:style-name="_38_37">a</text:span><text:span text:style-name="_32_21">i</text:span><text:span text:style-name="_35_57">d</text:span><text:span text:style-name="_36_01"> </text:span><text:span text:style-name="_31_05">h</text:span><text:span text:style-name="_34_17">e</text:span><text:span text:style-name="_36_01"> </text:span><text:span text:style-name="_38_1">w</text:span><text:span text:style-name="_34_13">a</text:span><text:span text:style-name="_36_77">s</text:span><text:span text:style-name="_31_"> </text:span><text:span text:style-name="_34_53">a</text:span><text:span text:style-name="_36_01"> </text:span><text:span text:style-name="_32_81">s</text:span><text:span text:style-name="_35_57">t</text:span><text:span text:style-name="_38_21">r</text:span><text:span text:style-name="_37_7">a</text:span><text:span text:style-name="_35_01">n</text:span><text:span text:style-name="_37_97">g</text:span><text:span text:style-name="_31_65">e</text:span><text:span text:style-name="_33_93">r</text:span><text:span text:style-name="_38_01">,</text:span><text:span text:style-name="_31_"> </text:span><text:span text:style-name="_34_61">a</text:span><text:span text:style-name="_38_25">n</text:span><text:span text:style-name="_32_57">d</text:span><text:span text:style-name="_33_01"> </text:span><text:span text:style-name="_36_89">c</text:span><text:span text:style-name="_39_3">o</text:span><text:span text:style-name="_34_49">u</text:span><text:span text:style-name="_36_93">l</text:span><text:span text:style-name="_31_05">d</text:span><text:span text:style-name="_33_01"> </text:span><text:span text:style-name="_38_57">n</text:span><text:span text:style-name="_31_49">o</text:span><text:span text:style-name="_34_17">t</text:span><text:span text:style-name="_36_01"> </text:span><text:span text:style-name="_31_97">b</text:span><text:span text:style-name="_34_05">e</text:span><text:span text:style-name="_36_01"> </text:span><text:span text:style-name="_31_13">e</text:span><text:span text:style-name="_34_41">x</text:span><text:span text:style-name="_38_69">p</text:span><text:span text:style-name="_32_21">e</text:span><text:span text:style-name="_35_69">c</text:span><text:span text:style-name="_36_89">t</text:span><text:span text:style-name="_31_97">e</text:span><text:span text:style-name="_35_61">d</text:span><text:span text:style-name="_36_01"> </text:span><text:span text:style-name="_38_9">t</text:span><text:span text:style-name="_35_69">o</text:span><text:span text:style-name="_36_01"> </text:span><text:span text:style-name="_32_97">k</text:span><text:span text:style-name="_34_01">n</text:span><text:span text:style-name="_38_73">o</text:span><text:span text:style-name="_32_01">w</text:span><text:span text:style-name="_33_01"> </text:span><text:span text:style-name="_37_77">t</text:span><text:span text:style-name="_37_7">h</text:span><text:span text:style-name="_35_13">e</text:span><text:span text:style-name="_36_01"> </text:span><text:span text:style-name="_32_13">r</text:span><text:span text:style-name="_35_93">u</text:span><text:span text:style-name="_37_49">l</text:span><text:span text:style-name="_31_01">e</text:span><text:span text:style-name="_35_69">s</text:span><text:span text:style-name="_36_01"> </text:span><text:span text:style-name="_31_13">o</text:span><text:span text:style-name="_34_05">f</text:span><text:span text:style-name="_36_01"> </text:span><text:span text:style-name="_38_1">t</text:span><text:span text:style-name="_34_37">h</text:span><text:span text:style-name="_38_33">e</text:span><text:span text:style-name="_31_"> </text:span><text:span text:style-name="_35_33">h</text:span><text:span text:style-name="_36_81">o</text:span><text:span text:style-name="_32_73">u</text:span><text:span text:style-name="_33_89">s</text:span><text:span text:style-name="_38_21">e</text:span><text:span text:style-name="_31_17">:</text:span><text:span text:style-name="_33_01"> </text:span><text:span text:style-name="_38_25">s</text:span><text:span text:style-name="_31_41">a</text:span><text:span text:style-name="_35_57">i</text:span><text:span text:style-name="_37_49">d</text:span><text:span text:style-name="_31_"> </text:span><text:span text:style-name="_35_93">h</text:span><text:span text:style-name="_38_73">e</text:span><text:span text:style-name="_31_"> </text:span><text:span text:style-name="_35_93">h</text:span><text:span text:style-name="_37_73">a</text:span><text:span text:style-name="_31_01">d</text:span><text:span text:style-name="_33_01"> </text:span><text:span text:style-name="_37_53">b</text:span><text:span text:style-name="_32_01">e</text:span><text:span text:style-name="_35_57">e</text:span><text:span text:style-name="_37_65">n</text:span><text:span text:style-name="_31_"> </text:span><text:span text:style-name="_33_93">i</text:span><text:span text:style-name="_37_53">n</text:span><text:span text:style-name="_31_"> </text:span><text:span text:style-name="_34_37">m</text:span><text:span text:style-name="_38_97">a</text:span><text:span text:style-name="_31_73">n</text:span><text:span text:style-name="_35_93">y</text:span><text:span text:style-name="_36_01"> </text:span><text:span text:style-name="_31_01">h</text:span><text:span text:style-name="_35_81">o</text:span><text:span text:style-name="_38_13">u</text:span><text:span text:style-name="_31_13">s</text:span><text:span text:style-name="_35_97">e</text:span><text:span text:style-name="_38_93">s</text:span><text:span text:style-name="_31_"> </text:span><text:span text:style-name="_33_77">j</text:span><text:span text:style-name="_37_01">u</text:span><text:span text:style-name="_31_17">s</text:span><text:span text:style-name="_35_01">t</text:span><text:span text:style-name="_36_01"> </text:span><text:span text:style-name="_31_05">a</text:span><text:span text:style-name="_35_01">s</text:span><text:span text:style-name="_36_01"> </text:span><text:span text:style-name="_32_33">g</text:span><text:span text:style-name="_35_21">o</text:span><text:span text:style-name="_37_41">o</text:span><text:span text:style-name="_32_57">d</text:span><text:span text:style-name="_33_01"> </text:span><text:span text:style-name="_36_77">a</text:span><text:span text:style-name="_31_17">s</text:span><text:span text:style-name="_33_01"> </text:span><text:span text:style-name="_37_97">t</text:span><text:span text:style-name="_32_01">h</text:span><text:span text:style-name="_35_81">i</text:span><text:span text:style-name="_37_53">s</text:span><text:span text:style-name="_31_"> </text:span><text:span text:style-name="_34_13">o</text:span><text:span text:style-name="_38_37">n</text:span><text:span text:style-name="_31_61">e</text:span><text:span text:style-name="_35_25">,</text:span><text:span text:style-name="_36_01"> </text:span><text:span text:style-name="_32_21">a</text:span><text:span text:style-name="_35_73">n</text:span><text:span text:style-name="_36_81">d</text:span><text:span text:style-name="_31_"> </text:span><text:span text:style-name="_35_69">i</text:span><text:span text:style-name="_37_13">t</text:span><text:span text:style-name="_31_"> </text:span><text:span text:style-name="_35_09">h</text:span><text:span text:style-name="_38_09">a</text:span><text:span text:style-name="_32_85">d</text:span><text:span text:style-name="_33_01"> </text:span><text:span text:style-name="_37_53">n</text:span><text:span text:style-name="_31_13">e</text:span><text:span text:style-name="_34_49">v</text:span><text:span text:style-name="_38_37">e</text:span><text:span text:style-name="_31_61">r</text:span><text:span text:style-name="_33_01"> </text:span><text:span text:style-name="_38_69">b</text:span><text:span text:style-name="_32_69">e</text:span><text:span text:style-name="_34_05">e</text:span><text:span text:style-name="_38_37">n</text:span><text:span text:style-name="_31_"> </text:span><text:span text:style-name="_34_37">o</text:span><text:span text:style-name="_38_33">b</text:span><text:span text:style-name="_32_01">j</text:span><text:span text:style-name="_35_13">e</text:span><text:span text:style-name="_37_49">c</text:span><text:span text:style-name="_31_73">t</text:span><text:span text:style-name="_34_61">e</text:span><text:span text:style-name="_37_97">d</text:span><text:span text:style-name="_31_"> </text:span><text:span text:style-name="_35_25">t</text:span><text:span text:style-name="_36_93">o</text:span><text:span text:style-name="_31_"> </text:span><text:span text:style-name="_34_53">b</text:span><text:span text:style-name="_37_49">e</text:span><text:span text:style-name="_32_69">f</text:span><text:span text:style-name="_35_81">o</text:span><text:span text:style-name="_37_41">r</text:span><text:span text:style-name="_32_01">e</text:span><text:span text:style-name="_34_49">.</text:span><text:span text:style-name="_36_01"> </text:span><text:span text:style-name="_32_85">H</text:span><text:span text:style-name="_35_61">e</text:span><text:span text:style-name="_36_01"> </text:span><text:span text:style-name="_38_9">a</text:span><text:span text:style-name="_34_53">d</text:span><text:span text:style-name="_38_25">d</text:span><text:span text:style-name="_31_77">e</text:span><text:span text:style-name="_35_97">d</text:span><text:span text:style-name="_36_01"> </text:span><text:span text:style-name="_32_37">t</text:span><text:span text:style-name="_34_49">h</text:span><text:span text:style-name="_37_41">a</text:span><text:span text:style-name="_32_13">t</text:span><text:span text:style-name="_33_01"> </text:span><text:span text:style-name="_38_61">a</text:span><text:span text:style-name="_31_05">s</text:span><text:span text:style-name="_33_01"> </text:span><text:span text:style-name="_38_61">f</text:span><text:span text:style-name="_39_3">a</text:span><text:span text:style-name="_34_17">r</text:span><text:span text:style-name="_36_01"> </text:span><text:span text:style-name="_31_05">a</text:span><text:span text:style-name="_35_21">s</text:span><text:span text:style-name="_36_01"> </text:span><text:span text:style-name="_31_37">h</text:span><text:span text:style-name="_34_01">i</text:span><text:span text:style-name="_38_37">s</text:span><text:span text:style-name="_31_"> </text:span><text:span text:style-name="_35_33">e</text:span><text:span text:style-name="_37_01">x</text:span><text:span text:style-name="_32_73">p</text:span><text:span text:style-name="_34_53">e</text:span><text:span text:style-name="_38_09">r</text:span><text:span text:style-name="_38_1">i</text:span><text:span text:style-name="_33_77">e</text:span><text:span text:style-name="_38_33">n</text:span><text:span text:style-name="_32_57">c</text:span><text:span text:style-name="_35_69">e</text:span><text:span text:style-name="_36_01"> </text:span><text:span text:style-name="_38_1">w</text:span><text:span text:style-name="_33_81">e</text:span><text:span text:style-name="_38_69">n</text:span><text:span text:style-name="_32_69">t</text:span><text:span text:style-name="_35_25">,</text:span><text:span text:style-name="_36_01"> </text:span><text:span text:style-name="_39_3">s</text:span><text:span text:style-name="_35_73">u</text:span><text:span text:style-name="_37_37">c</text:span><text:span text:style-name="_32_25">h</text:span><text:span text:style-name="_33_01"> </text:span><text:span text:style-name="_37_77">r</text:span><text:span text:style-name="_32_57">u</text:span><text:span text:style-name="_34_97">l</text:span><text:span text:style-name="_37_13">e</text:span><text:span text:style-name="_31_37">s</text:span><text:span text:style-name="_33_01"> </text:span><text:span text:style-name="_37_53">h</text:span><text:span text:style-name="_31_01">a</text:span><text:span text:style-name="_33_81">d</text:span><text:span text:style-name="_36_01"> </text:span><text:span text:style-name="_31_73">n</text:span><text:span text:style-name="_35_85">e</text:span><text:span text:style-name="_36_81">v</text:span><text:span text:style-name="_31_73">e</text:span><text:span text:style-name="_35_93">r</text:span><text:span text:style-name="_36_01"> </text:span><text:span text:style-name="_31_01">b</text:span><text:span text:style-name="_34_41">e</text:span><text:span text:style-name="_36_77">e</text:span><text:span text:style-name="_32_57">n</text:span><text:span text:style-name="_33_01"> </text:span><text:span text:style-name="_36_93">c</text:span><text:span text:style-name="_31_97">o</text:span><text:span text:style-name="_35_73">n</text:span><text:span text:style-name="_37_41">s</text:span><text:span text:style-name="_31_53">i</text:span><text:span text:style-name="_34_13">d</text:span><text:span text:style-name="_38_57">e</text:span><text:span text:style-name="_31_37">r</text:span><text:span text:style-name="_35_81">e</text:span><text:span text:style-name="_37_77">d</text:span><text:span text:style-name="_31_"> </text:span><text:span text:style-name="_34_37">t</text:span><text:span text:style-name="_38_57">o</text:span><text:span text:style-name="_31_"> </text:span><text:span text:style-name="_35_13">a</text:span><text:span text:style-name="_38_73">p</text:span><text:span text:style-name="_31_77">p</text:span><text:span text:style-name="_35_81">l</text:span><text:span text:style-name="_37_97">y</text:span><text:span text:style-name="_31_"> </text:span><text:span text:style-name="_34_37">t</text:span><text:span text:style-name="_37_65">o</text:span><text:span text:style-name="_31_"> </text:span><text:span text:style-name="_34_37">b</text:span><text:span text:style-name="_37_17">u</text:span><text:span text:style-name="_37_7">r</text:span><text:span text:style-name="_34_53">g</text:span><text:span text:style-name="_38_93">l</text:span><text:span text:style-name="_39_3">a</text:span><text:span text:style-name="_35_93">r</text:span><text:span text:style-name="_36_89">s</text:span><text:span text:style-name="_32_61">,</text:span><text:span text:style-name="_33_01"> </text:span><text:span text:style-name="_38_33">a</text:span><text:span text:style-name="_31_77">n</text:span><text:span text:style-name="_34_65">y</text:span><text:span text:style-name="_38_57">w</text:span><text:span text:style-name="_32_69">a</text:span><text:span text:style-name="_34_97">y</text:span><text:span text:style-name="_37_97">.</text:span></text:p>
      <text:p text:style-name="P1"><text:span text:style-name="_32_73">"</text:span><text:span text:style-name="_34_61">I</text:span><text:span text:style-name="_36_01"> </text:span><text:span text:style-name="_32_93">s</text:span><text:span text:style-name="_35_97">a</text:span><text:span text:style-name="_37_01">i</text:span><text:span text:style-name="_32_01">d</text:span><text:span text:style-name="_34_17">:</text:span><text:span text:style-name="_36_01"> </text:span><text:span text:style-name="_32_21">'</text:span><text:span text:style-name="_35_25">S</text:span><text:span text:style-name="_38_21">m</text:span><text:span text:style-name="_37_7">o</text:span><text:span text:style-name="_33_81">k</text:span><text:span text:style-name="_38_97">e</text:span><text:span text:style-name="_31_"> </text:span><text:span text:style-name="_35_81">a</text:span><text:span text:style-name="_38_21">l</text:span><text:span text:style-name="_31_61">o</text:span><text:span text:style-name="_35_25">n</text:span><text:span text:style-name="_37_05">g</text:span><text:span text:style-name="_31_65">,</text:span><text:span text:style-name="_33_01"> </text:span><text:span text:style-name="_37_53">t</text:span><text:span text:style-name="_31_49">h</text:span><text:span text:style-name="_34_37">e</text:span><text:span text:style-name="_38_73">n</text:span><text:span text:style-name="_32_09">,</text:span><text:span text:style-name="_33_01"> </text:span><text:span text:style-name="_38_97">i</text:span><text:span text:style-name="_31_01">f</text:span><text:span text:style-name="_33_01"> </text:span><text:span text:style-name="_38_33">i</text:span><text:span text:style-name="_32_21">t</text:span><text:span text:style-name="_33_01"> </text:span><text:span text:style-name="_38_61">i</text:span><text:span text:style-name="_31_17">s</text:span><text:span text:style-name="_33_01"> </text:span><text:span text:style-name="_38_21">t</text:span><text:span text:style-name="_31_53">h</text:span><text:span text:style-name="_34_37">e</text:span><text:span text:style-name="_36_01"> </text:span><text:span text:style-name="_31_13">c</text:span><text:span text:style-name="_35_93">u</text:span><text:span text:style-name="_38_37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42:14.99</meta:creation-date>
    <dc:title>Haathi</dc:title>
    <meta:editing-duration>PT9M1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3T11:51:30.90</dc:date>
    <meta:template xlink:type="simple" xlink:actuate="onRequest" xlink:title="Haathi" xlink:href="file:///C:/Users/kwa/AppData/Roaming/OpenOffice/4/user/template/Haathi.ott" meta:date="2016-02-23T11:42:14.59"/>
  </office:meta>
</office:document-meta>
</file>